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list-style-name="List_20_1"/>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Eight</text:p>
      <text:h text:style-name="Compound_20_Title_20_2" text:outline-level="1"><text:toc-mark text:string-value="Chapter Eight: Panoply" text:outline-level="1"/>Panoply</text:h>
      <text:section text:style-name="Sect1" text:name="Section1">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948002930" text:style-name="List_20_1">
          <text:list-item>
            <text:p text:style-name="P3">Rating: 10</text:p>
          </text:list-item>
          <text:list-item>
            <text:p text:style-name="P3">Hearthstone Reduction: 5</text:p>
          </text:list-item>
        </text:list>
        <text:p text:style-name="Text_20_body">Powers:</text:p>
        <text:list xml:id="list1252247222" text:continue-numbering="true" text:style-name="List_20_1">
          <text:list-item>
            <text:p text:style-name="P3">Reality Archive: 2</text:p>
          </text:list-item>
          <text:list-item>
            <text:p text:style-name="P3">Puzzle Manse: 3</text:p>
          </text:list-item>
          <text:list-item>
            <text:p text:style-name="P3">Outside Fate: 4</text:p>
          </text:list-item>
          <text:list-item>
            <text:p text:style-name="P3">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ext:soft-page-break/>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1301716521" text:continue-numbering="true" text:style-name="List_20_1">
          <text:list-item>
            <text:p text:style-name="P3">Rating: 8</text:p>
          </text:list-item>
          <text:list-item>
            <text:p text:style-name="P3">Hearthstone Sacrifice: 2</text:p>
          </text:list-item>
          <text:list-item>
            <text:p text:style-name="P3">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1656053425" text:continue-numbering="true" text:style-name="List_20_1">
          <text:list-item>
            <text:p text:style-name="P3">Network Node: 1. <text:s/>The manse is connected to a number of other intel-collection outposts across Creation (and possibly in other realms).</text:p>
          </text:list-item>
          <text:list-item>
            <text:p text:style-name="P3">Externally Hardened: 2. <text:s/>A reduced version of the Armored power: the manse has an increased soak of 14L/21B externally, due to its Essence-reinforced basalt shell, but still only 6L/12B internally.</text:p>
          </text:list-item>
          <text:list-item>
            <text:p text:style-name="P3">Basic Provider: 2. <text:s/>Like Provider, but only caters for a group of Magnitude equal to (rating – 1), <text:span text:style-name="T3">i.e.</text:span><text:span text:style-name="T4">, 3, or 150 people</text:span>. <text:s/>The air is breathable but feels stale, the food is nourishing but bland, and so on.</text:p>
          </text:list-item>
          <text:list-item>
            <text:p text:style-name="P3">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5">Library Link:</text:span></text:span><text:span text:style-name="T4">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5">Linguistic Facility:</text:span></text:span><text:span text:style-name="T4"> All Grey Men know one language in addition to High Realm. <text:s/>They may change this language once per day via an arcane connection to the manse’s Library.</text:span></text:p>
        <text:p text:style-name="P1"><text:span text:style-name="Inline_20_Heading_20_2"><text:span text:style-name="T5">Reanimation:</text:span></text:span><text:span text:style-name="T4"> As long as the manse does not suffer power failure, any Grey Men destroyed will reform over the course of 23 hours in the hearth room, with memories intact and anew flame piece. <text:s/>The original, including flame piece, will crumble to dust over the same period.</text:span></text:p>
        <text:p text:style-name="P1"><text:span text:style-name="Inline_20_Heading_20_2"><text:span text:style-name="T5">Outside Fate:</text:span></text:span><text:span text:style-name="T4"> The Grey Men have no souls and are unconnected to the Loom of Fate, so they do not draw attention to the manse’s existence.</text:span></text:p>
        <text:p text:style-name="P1"><text:span text:style-name="Inline_20_Heading_20_2"><text:span text:style-name="T5">Limited Independent Functioning:</text:span></text:span><text:span text:style-name="T4"> Any of these servants may range up to 115 yards from the building, and up to 23 of them at any time may travel freely.</text:span></text:p>
        <text:h text:style-name="Heading_20_2" text:outline-level="2"><text:soft-page-break/>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6">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text:soft-page-break/>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0-08-14T22:44:29</dc:date>
    <meta:editing-duration>PT00H24M17S</meta:editing-duration>
    <meta:editing-cycles>7</meta:editing-cycles>
    <meta:generator>OpenOffice.org/3.2$Unix OpenOffice.org_project/320m12$Build-9483</meta:generator>
    <meta:document-statistic meta:table-count="0" meta:image-count="1" meta:object-count="0" meta:page-count="4" meta:paragraph-count="87" meta:word-count="2478" meta:character-count="14785"/>
    <meta:user-defined meta:name="Info 1"/>
    <meta:user-defined meta:name="Info 2"/>
    <meta:user-defined meta:name="Info 3"/>
    <meta:user-defined meta:name="Info 4"/>
    <meta:template xlink:type="simple" xlink:actuate="onRequest" xlink:title="Discordians" xlink:href="../Discordians_Template.ott" meta:date="2010-08-14T22:42:04"/>
  </office:meta>
</office:document-meta>
</file>